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1.65mm" svg:y="131.49mm">
            <loext:p draw:notify-on-update-of-ranges="Sheet1.A1:Sheet1.A1 Sheet1.A2:Sheet1.A27 Sheet1.B1:Sheet1.B1 Sheet1.B2:Sheet1.B27 Sheet1.C1:Sheet1.C1 Sheet1.C2:Sheet1.C27 Sheet1.D1:Sheet1.D1 Sheet1.D2:Sheet1.D27 Sheet1.E1:Sheet1.E1 Sheet1.E2:Sheet1.E27 Sheet1.F1:Sheet1.F1 Sheet1.F2:Sheet1.F27 Sheet1.G1:Sheet1.G1 Sheet1.G2:Sheet1.G27 Sheet1.H1:Sheet1.H1 Sheet1.H2:Sheet1.H27 Sheet1.I1:Sheet1.I1 Sheet1.I2:Sheet1.I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66.57mm" svg:y="132.81mm">
            <loext:p draw:notify-on-update-of-ranges="Sheet1.A1:Sheet1.A1 Sheet1.A2:Sheet1.A25 Sheet1.B1:Sheet1.B1 Sheet1.B2:Sheet1.B25 Sheet1.C1:Sheet1.C1 Sheet1.C2:Sheet1.C25 Sheet1.D1:Sheet1.D1 Sheet1.D2:Sheet1.D25 Sheet1.E1:Sheet1.E1 Sheet1.E2:Sheet1.E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31.42mm" svg:y="133.01mm">
            <loext:p draw:notify-on-update-of-ranges="Sheet1.F1:Sheet1.F1 Sheet1.F2:Sheet1.F27 Sheet1.G1:Sheet1.G1 Sheet1.G2:Sheet1.G27 Sheet1.H1:Sheet1.H1 Sheet1.H2:Sheet1.H27 Sheet1.I1:Sheet1.I1 Sheet1.I2:Sheet1.I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QUBITS: 20</text:p>
          </table:table-cell>
          <table:table-cell office:value-type="string" calcext:value-type="string">
            <text:p>QUBITS: 21</text:p>
          </table:table-cell>
          <table:table-cell office:value-type="string" calcext:value-type="string">
            <text:p>QUBITS: 22</text:p>
          </table:table-cell>
          <table:table-cell office:value-type="string" calcext:value-type="string">
            <text:p>QUBITS: 23</text:p>
          </table:table-cell>
          <table:table-cell office:value-type="string" calcext:value-type="string">
            <text:p>QUBITS: 24</text:p>
          </table:table-cell>
          <table:table-cell office:value-type="string" calcext:value-type="string">
            <text:p>QUBITS: 25</text:p>
          </table:table-cell>
          <table:table-cell office:value-type="string" calcext:value-type="string">
            <text:p>QUBITS: 26</text:p>
          </table:table-cell>
          <table:table-cell office:value-type="string" calcext:value-type="string">
            <text:p>QUBITS: 27</text:p>
          </table:table-cell>
          <table:table-cell office:value-type="string" calcext:value-type="string">
            <text:p>QUBITS: 28</text:p>
          </table:table-cell>
        </table:table-row>
        <table:table-row table:style-name="ro1">
          <table:table-cell office:value-type="float" office:value="0.013504" calcext:value-type="float">
            <text:p>0,013504</text:p>
          </table:table-cell>
          <table:table-cell office:value-type="float" office:value="0.017967" calcext:value-type="float">
            <text:p>0,017967</text:p>
          </table:table-cell>
          <table:table-cell office:value-type="float" office:value="0.03337" calcext:value-type="float">
            <text:p>0,03337</text:p>
          </table:table-cell>
          <table:table-cell office:value-type="float" office:value="0.071627" calcext:value-type="float">
            <text:p>0,071627</text:p>
          </table:table-cell>
          <table:table-cell office:value-type="float" office:value="0.133264" calcext:value-type="float">
            <text:p>0,133264</text:p>
          </table:table-cell>
          <table:table-cell office:value-type="float" office:value="0.286281" calcext:value-type="float">
            <text:p>0,286281</text:p>
          </table:table-cell>
          <table:table-cell office:value-type="float" office:value="0.533101" calcext:value-type="float">
            <text:p>0,533101</text:p>
          </table:table-cell>
          <table:table-cell office:value-type="float" office:value="1.06869" calcext:value-type="float">
            <text:p>1,06869</text:p>
          </table:table-cell>
          <table:table-cell office:value-type="float" office:value="2.13668" calcext:value-type="float">
            <text:p>2,13668</text:p>
          </table:table-cell>
        </table:table-row>
        <table:table-row table:style-name="ro1">
          <table:table-cell office:value-type="float" office:value="0.006732" calcext:value-type="float">
            <text:p>0,006732</text:p>
          </table:table-cell>
          <table:table-cell office:value-type="float" office:value="0.013541" calcext:value-type="float">
            <text:p>0,013541</text:p>
          </table:table-cell>
          <table:table-cell office:value-type="float" office:value="0.027228" calcext:value-type="float">
            <text:p>0,027228</text:p>
          </table:table-cell>
          <table:table-cell office:value-type="float" office:value="0.054212" calcext:value-type="float">
            <text:p>0,054212</text:p>
          </table:table-cell>
          <table:table-cell office:value-type="float" office:value="0.108365" calcext:value-type="float">
            <text:p>0,108365</text:p>
          </table:table-cell>
          <table:table-cell office:value-type="float" office:value="0.217049" calcext:value-type="float">
            <text:p>0,217049</text:p>
          </table:table-cell>
          <table:table-cell office:value-type="float" office:value="0.433012" calcext:value-type="float">
            <text:p>0,433012</text:p>
          </table:table-cell>
          <table:table-cell office:value-type="float" office:value="0.865291" calcext:value-type="float">
            <text:p>0,865291</text:p>
          </table:table-cell>
          <table:table-cell office:value-type="float" office:value="1.72893" calcext:value-type="float">
            <text:p>1,72893</text:p>
          </table:table-cell>
        </table:table-row>
        <table:table-row table:style-name="ro1">
          <table:table-cell office:value-type="float" office:value="0.006453" calcext:value-type="float">
            <text:p>0,006453</text:p>
          </table:table-cell>
          <table:table-cell office:value-type="float" office:value="0.012996" calcext:value-type="float">
            <text:p>0,012996</text:p>
          </table:table-cell>
          <table:table-cell office:value-type="float" office:value="0.02592" calcext:value-type="float">
            <text:p>0,02592</text:p>
          </table:table-cell>
          <table:table-cell office:value-type="float" office:value="0.052002" calcext:value-type="float">
            <text:p>0,052002</text:p>
          </table:table-cell>
          <table:table-cell office:value-type="float" office:value="0.10388" calcext:value-type="float">
            <text:p>0,10388</text:p>
          </table:table-cell>
          <table:table-cell office:value-type="float" office:value="0.20786" calcext:value-type="float">
            <text:p>0,20786</text:p>
          </table:table-cell>
          <table:table-cell office:value-type="float" office:value="0.414845" calcext:value-type="float">
            <text:p>0,414845</text:p>
          </table:table-cell>
          <table:table-cell office:value-type="float" office:value="0.82948" calcext:value-type="float">
            <text:p>0,82948</text:p>
          </table:table-cell>
          <table:table-cell office:value-type="float" office:value="1.65708" calcext:value-type="float">
            <text:p>1,65708</text:p>
          </table:table-cell>
        </table:table-row>
        <table:table-row table:style-name="ro1">
          <table:table-cell office:value-type="float" office:value="0.006835" calcext:value-type="float">
            <text:p>0,006835</text:p>
          </table:table-cell>
          <table:table-cell office:value-type="float" office:value="0.01367" calcext:value-type="float">
            <text:p>0,01367</text:p>
          </table:table-cell>
          <table:table-cell office:value-type="float" office:value="0.027401" calcext:value-type="float">
            <text:p>0,027401</text:p>
          </table:table-cell>
          <table:table-cell office:value-type="float" office:value="0.054895" calcext:value-type="float">
            <text:p>0,054895</text:p>
          </table:table-cell>
          <table:table-cell office:value-type="float" office:value="0.109686" calcext:value-type="float">
            <text:p>0,109686</text:p>
          </table:table-cell>
          <table:table-cell office:value-type="float" office:value="0.219387" calcext:value-type="float">
            <text:p>0,219387</text:p>
          </table:table-cell>
          <table:table-cell office:value-type="float" office:value="0.438384" calcext:value-type="float">
            <text:p>0,438384</text:p>
          </table:table-cell>
          <table:table-cell office:value-type="float" office:value="0.876175" calcext:value-type="float">
            <text:p>0,876175</text:p>
          </table:table-cell>
          <table:table-cell office:value-type="float" office:value="1.75029" calcext:value-type="float">
            <text:p>1,75029</text:p>
          </table:table-cell>
        </table:table-row>
        <table:table-row table:style-name="ro1">
          <table:table-cell office:value-type="float" office:value="0.007454" calcext:value-type="float">
            <text:p>0,007454</text:p>
          </table:table-cell>
          <table:table-cell office:value-type="float" office:value="0.014926" calcext:value-type="float">
            <text:p>0,014926</text:p>
          </table:table-cell>
          <table:table-cell office:value-type="float" office:value="0.030233" calcext:value-type="float">
            <text:p>0,030233</text:p>
          </table:table-cell>
          <table:table-cell office:value-type="float" office:value="0.059898" calcext:value-type="float">
            <text:p>0,059898</text:p>
          </table:table-cell>
          <table:table-cell office:value-type="float" office:value="0.119602" calcext:value-type="float">
            <text:p>0,119602</text:p>
          </table:table-cell>
          <table:table-cell office:value-type="float" office:value="0.239297" calcext:value-type="float">
            <text:p>0,239297</text:p>
          </table:table-cell>
          <table:table-cell office:value-type="float" office:value="0.477985" calcext:value-type="float">
            <text:p>0,477985</text:p>
          </table:table-cell>
          <table:table-cell office:value-type="float" office:value="0.965072" calcext:value-type="float">
            <text:p>0,965072</text:p>
          </table:table-cell>
          <table:table-cell office:value-type="float" office:value="1.91034" calcext:value-type="float">
            <text:p>1,91034</text:p>
          </table:table-cell>
        </table:table-row>
        <table:table-row table:style-name="ro1">
          <table:table-cell office:value-type="float" office:value="0.008236" calcext:value-type="float">
            <text:p>0,008236</text:p>
          </table:table-cell>
          <table:table-cell office:value-type="float" office:value="0.016505" calcext:value-type="float">
            <text:p>0,016505</text:p>
          </table:table-cell>
          <table:table-cell office:value-type="float" office:value="0.033099" calcext:value-type="float">
            <text:p>0,033099</text:p>
          </table:table-cell>
          <table:table-cell office:value-type="float" office:value="0.066248" calcext:value-type="float">
            <text:p>0,066248</text:p>
          </table:table-cell>
          <table:table-cell office:value-type="float" office:value="0.132425" calcext:value-type="float">
            <text:p>0,132425</text:p>
          </table:table-cell>
          <table:table-cell office:value-type="float" office:value="0.264852" calcext:value-type="float">
            <text:p>0,264852</text:p>
          </table:table-cell>
          <table:table-cell office:value-type="float" office:value="0.529168" calcext:value-type="float">
            <text:p>0,529168</text:p>
          </table:table-cell>
          <table:table-cell office:value-type="float" office:value="1.06264" calcext:value-type="float">
            <text:p>1,06264</text:p>
          </table:table-cell>
          <table:table-cell office:value-type="float" office:value="2.11438" calcext:value-type="float">
            <text:p>2,11438</text:p>
          </table:table-cell>
        </table:table-row>
        <table:table-row table:style-name="ro1">
          <table:table-cell office:value-type="float" office:value="0.009176" calcext:value-type="float">
            <text:p>0,009176</text:p>
          </table:table-cell>
          <table:table-cell office:value-type="float" office:value="0.018354" calcext:value-type="float">
            <text:p>0,018354</text:p>
          </table:table-cell>
          <table:table-cell office:value-type="float" office:value="0.036764" calcext:value-type="float">
            <text:p>0,036764</text:p>
          </table:table-cell>
          <table:table-cell office:value-type="float" office:value="0.073545" calcext:value-type="float">
            <text:p>0,073545</text:p>
          </table:table-cell>
          <table:table-cell office:value-type="float" office:value="0.14715" calcext:value-type="float">
            <text:p>0,14715</text:p>
          </table:table-cell>
          <table:table-cell office:value-type="float" office:value="0.294289" calcext:value-type="float">
            <text:p>0,294289</text:p>
          </table:table-cell>
          <table:table-cell office:value-type="float" office:value="0.587945" calcext:value-type="float">
            <text:p>0,587945</text:p>
          </table:table-cell>
          <table:table-cell office:value-type="float" office:value="1.17664" calcext:value-type="float">
            <text:p>1,17664</text:p>
          </table:table-cell>
          <table:table-cell office:value-type="float" office:value="2.34778" calcext:value-type="float">
            <text:p>2,34778</text:p>
          </table:table-cell>
        </table:table-row>
        <table:table-row table:style-name="ro1">
          <table:table-cell office:value-type="float" office:value="0.010284" calcext:value-type="float">
            <text:p>0,010284</text:p>
          </table:table-cell>
          <table:table-cell office:value-type="float" office:value="0.020567" calcext:value-type="float">
            <text:p>0,020567</text:p>
          </table:table-cell>
          <table:table-cell office:value-type="float" office:value="0.041081" calcext:value-type="float">
            <text:p>0,041081</text:p>
          </table:table-cell>
          <table:table-cell office:value-type="float" office:value="0.082273" calcext:value-type="float">
            <text:p>0,082273</text:p>
          </table:table-cell>
          <table:table-cell office:value-type="float" office:value="0.164576" calcext:value-type="float">
            <text:p>0,164576</text:p>
          </table:table-cell>
          <table:table-cell office:value-type="float" office:value="0.329192" calcext:value-type="float">
            <text:p>0,329192</text:p>
          </table:table-cell>
          <table:table-cell office:value-type="float" office:value="0.657979" calcext:value-type="float">
            <text:p>0,657979</text:p>
          </table:table-cell>
          <table:table-cell office:value-type="float" office:value="1.31583" calcext:value-type="float">
            <text:p>1,31583</text:p>
          </table:table-cell>
          <table:table-cell office:value-type="float" office:value="2.63192" calcext:value-type="float">
            <text:p>2,63192</text:p>
          </table:table-cell>
        </table:table-row>
        <table:table-row table:style-name="ro1">
          <table:table-cell office:value-type="float" office:value="0.011687" calcext:value-type="float">
            <text:p>0,011687</text:p>
          </table:table-cell>
          <table:table-cell office:value-type="float" office:value="0.023382" calcext:value-type="float">
            <text:p>0,023382</text:p>
          </table:table-cell>
          <table:table-cell office:value-type="float" office:value="0.046785" calcext:value-type="float">
            <text:p>0,046785</text:p>
          </table:table-cell>
          <table:table-cell office:value-type="float" office:value="0.093565" calcext:value-type="float">
            <text:p>0,093565</text:p>
          </table:table-cell>
          <table:table-cell office:value-type="float" office:value="0.18717" calcext:value-type="float">
            <text:p>0,18717</text:p>
          </table:table-cell>
          <table:table-cell office:value-type="float" office:value="0.374108" calcext:value-type="float">
            <text:p>0,374108</text:p>
          </table:table-cell>
          <table:table-cell office:value-type="float" office:value="0.747456" calcext:value-type="float">
            <text:p>0,747456</text:p>
          </table:table-cell>
          <table:table-cell office:value-type="float" office:value="1.49711" calcext:value-type="float">
            <text:p>1,49711</text:p>
          </table:table-cell>
          <table:table-cell office:value-type="float" office:value="2.99402" calcext:value-type="float">
            <text:p>2,99402</text:p>
          </table:table-cell>
        </table:table-row>
        <table:table-row table:style-name="ro1">
          <table:table-cell office:value-type="float" office:value="0.016977" calcext:value-type="float">
            <text:p>0,016977</text:p>
          </table:table-cell>
          <table:table-cell office:value-type="float" office:value="0.033602" calcext:value-type="float">
            <text:p>0,033602</text:p>
          </table:table-cell>
          <table:table-cell office:value-type="float" office:value="0.067478" calcext:value-type="float">
            <text:p>0,067478</text:p>
          </table:table-cell>
          <table:table-cell office:value-type="float" office:value="0.134745" calcext:value-type="float">
            <text:p>0,134745</text:p>
          </table:table-cell>
          <table:table-cell office:value-type="float" office:value="0.270478" calcext:value-type="float">
            <text:p>0,270478</text:p>
          </table:table-cell>
          <table:table-cell office:value-type="float" office:value="0.537741" calcext:value-type="float">
            <text:p>0,537741</text:p>
          </table:table-cell>
          <table:table-cell office:value-type="float" office:value="1.07994" calcext:value-type="float">
            <text:p>1,07994</text:p>
          </table:table-cell>
          <table:table-cell office:value-type="float" office:value="1.70641" calcext:value-type="float">
            <text:p>1,70641</text:p>
          </table:table-cell>
          <table:table-cell office:value-type="float" office:value="3.41243" calcext:value-type="float">
            <text:p>3,41243</text:p>
          </table:table-cell>
        </table:table-row>
        <table:table-row table:style-name="ro1">
          <table:table-cell office:value-type="float" office:value="0.02056" calcext:value-type="float">
            <text:p>0,02056</text:p>
          </table:table-cell>
          <table:table-cell office:value-type="float" office:value="0.041114" calcext:value-type="float">
            <text:p>0,041114</text:p>
          </table:table-cell>
          <table:table-cell office:value-type="float" office:value="0.081744" calcext:value-type="float">
            <text:p>0,081744</text:p>
          </table:table-cell>
          <table:table-cell office:value-type="float" office:value="0.163421" calcext:value-type="float">
            <text:p>0,163421</text:p>
          </table:table-cell>
          <table:table-cell office:value-type="float" office:value="0.327906" calcext:value-type="float">
            <text:p>0,327906</text:p>
          </table:table-cell>
          <table:table-cell office:value-type="float" office:value="0.656668" calcext:value-type="float">
            <text:p>0,656668</text:p>
          </table:table-cell>
          <table:table-cell office:value-type="float" office:value="1.31314" calcext:value-type="float">
            <text:p>1,31314</text:p>
          </table:table-cell>
          <table:table-cell office:value-type="float" office:value="1.9648" calcext:value-type="float">
            <text:p>1,9648</text:p>
          </table:table-cell>
          <table:table-cell office:value-type="float" office:value="3.89002" calcext:value-type="float">
            <text:p>3,89002</text:p>
          </table:table-cell>
        </table:table-row>
        <table:table-row table:style-name="ro1">
          <table:table-cell office:value-type="float" office:value="0.020087" calcext:value-type="float">
            <text:p>0,020087</text:p>
          </table:table-cell>
          <table:table-cell office:value-type="float" office:value="0.040112" calcext:value-type="float">
            <text:p>0,040112</text:p>
          </table:table-cell>
          <table:table-cell office:value-type="float" office:value="0.079665" calcext:value-type="float">
            <text:p>0,079665</text:p>
          </table:table-cell>
          <table:table-cell office:value-type="float" office:value="0.158907" calcext:value-type="float">
            <text:p>0,158907</text:p>
          </table:table-cell>
          <table:table-cell office:value-type="float" office:value="0.317728" calcext:value-type="float">
            <text:p>0,317728</text:p>
          </table:table-cell>
          <table:table-cell office:value-type="float" office:value="0.635509" calcext:value-type="float">
            <text:p>0,635509</text:p>
          </table:table-cell>
          <table:table-cell office:value-type="float" office:value="1.26885" calcext:value-type="float">
            <text:p>1,26885</text:p>
          </table:table-cell>
          <table:table-cell office:value-type="float" office:value="2.23105" calcext:value-type="float">
            <text:p>2,23105</text:p>
          </table:table-cell>
          <table:table-cell office:value-type="float" office:value="4.40581" calcext:value-type="float">
            <text:p>4,40581</text:p>
          </table:table-cell>
        </table:table-row>
        <table:table-row table:style-name="ro1">
          <table:table-cell office:value-type="float" office:value="0.028304" calcext:value-type="float">
            <text:p>0,028304</text:p>
          </table:table-cell>
          <table:table-cell office:value-type="float" office:value="0.044161" calcext:value-type="float">
            <text:p>0,044161</text:p>
          </table:table-cell>
          <table:table-cell office:value-type="float" office:value="0.111684" calcext:value-type="float">
            <text:p>0,111684</text:p>
          </table:table-cell>
          <table:table-cell office:value-type="float" office:value="0.222033" calcext:value-type="float">
            <text:p>0,222033</text:p>
          </table:table-cell>
          <table:table-cell office:value-type="float" office:value="0.454646" calcext:value-type="float">
            <text:p>0,454646</text:p>
          </table:table-cell>
          <table:table-cell office:value-type="float" office:value="0.886346" calcext:value-type="float">
            <text:p>0,886346</text:p>
          </table:table-cell>
          <table:table-cell office:value-type="float" office:value="1.81614" calcext:value-type="float">
            <text:p>1,81614</text:p>
          </table:table-cell>
          <table:table-cell office:value-type="float" office:value="2.50782" calcext:value-type="float">
            <text:p>2,50782</text:p>
          </table:table-cell>
          <table:table-cell office:value-type="float" office:value="6.91266" calcext:value-type="float">
            <text:p>6,91266</text:p>
          </table:table-cell>
        </table:table-row>
        <table:table-row table:style-name="ro1">
          <table:table-cell office:value-type="float" office:value="0.048615" calcext:value-type="float">
            <text:p>0,048615</text:p>
          </table:table-cell>
          <table:table-cell office:value-type="float" office:value="0.07229" calcext:value-type="float">
            <text:p>0,07229</text:p>
          </table:table-cell>
          <table:table-cell office:value-type="float" office:value="0.191108" calcext:value-type="float">
            <text:p>0,191108</text:p>
          </table:table-cell>
          <table:table-cell office:value-type="float" office:value="0.380997" calcext:value-type="float">
            <text:p>0,380997</text:p>
          </table:table-cell>
          <table:table-cell office:value-type="float" office:value="0.768157" calcext:value-type="float">
            <text:p>0,768157</text:p>
          </table:table-cell>
          <table:table-cell office:value-type="float" office:value="1.52256" calcext:value-type="float">
            <text:p>1,52256</text:p>
          </table:table-cell>
          <table:table-cell office:value-type="float" office:value="3.06479" calcext:value-type="float">
            <text:p>3,06479</text:p>
          </table:table-cell>
          <table:table-cell office:value-type="float" office:value="5.01806" calcext:value-type="float">
            <text:p>5,01806</text:p>
          </table:table-cell>
          <table:table-cell office:value-type="float" office:value="12.017" calcext:value-type="float">
            <text:p>12,017</text:p>
          </table:table-cell>
        </table:table-row>
        <table:table-row table:style-name="ro1">
          <table:table-cell office:value-type="float" office:value="0.067325" calcext:value-type="float">
            <text:p>0,067325</text:p>
          </table:table-cell>
          <table:table-cell office:value-type="float" office:value="0.133255" calcext:value-type="float">
            <text:p>0,133255</text:p>
          </table:table-cell>
          <table:table-cell office:value-type="float" office:value="0.264661" calcext:value-type="float">
            <text:p>0,264661</text:p>
          </table:table-cell>
          <table:table-cell office:value-type="float" office:value="0.4555" calcext:value-type="float">
            <text:p>0,4555</text:p>
          </table:table-cell>
          <table:table-cell office:value-type="float" office:value="0.809417" calcext:value-type="float">
            <text:p>0,809417</text:p>
          </table:table-cell>
          <table:table-cell office:value-type="float" office:value="1.81142" calcext:value-type="float">
            <text:p>1,81142</text:p>
          </table:table-cell>
          <table:table-cell office:value-type="float" office:value="3.23644" calcext:value-type="float">
            <text:p>3,23644</text:p>
          </table:table-cell>
          <table:table-cell office:value-type="float" office:value="6.61321" calcext:value-type="float">
            <text:p>6,61321</text:p>
          </table:table-cell>
          <table:table-cell office:value-type="float" office:value="13.811" calcext:value-type="float">
            <text:p>13,811</text:p>
          </table:table-cell>
        </table:table-row>
        <table:table-row table:style-name="ro1">
          <table:table-cell office:value-type="float" office:value="0.085715" calcext:value-type="float">
            <text:p>0,085715</text:p>
          </table:table-cell>
          <table:table-cell office:value-type="float" office:value="0.186051" calcext:value-type="float">
            <text:p>0,186051</text:p>
          </table:table-cell>
          <table:table-cell office:value-type="float" office:value="0.331193" calcext:value-type="float">
            <text:p>0,331193</text:p>
          </table:table-cell>
          <table:table-cell office:value-type="float" office:value="0.609725" calcext:value-type="float">
            <text:p>0,609725</text:p>
          </table:table-cell>
          <table:table-cell office:value-type="float" office:value="1.16395" calcext:value-type="float">
            <text:p>1,16395</text:p>
          </table:table-cell>
          <table:table-cell office:value-type="float" office:value="2.42229" calcext:value-type="float">
            <text:p>2,42229</text:p>
          </table:table-cell>
          <table:table-cell office:value-type="float" office:value="4.63924" calcext:value-type="float">
            <text:p>4,63924</text:p>
          </table:table-cell>
          <table:table-cell office:value-type="float" office:value="8.99776" calcext:value-type="float">
            <text:p>8,99776</text:p>
          </table:table-cell>
          <table:table-cell office:value-type="float" office:value="18.7951" calcext:value-type="float">
            <text:p>18,7951</text:p>
          </table:table-cell>
        </table:table-row>
        <table:table-row table:style-name="ro1">
          <table:table-cell office:value-type="float" office:value="0.093263" calcext:value-type="float">
            <text:p>0,093263</text:p>
          </table:table-cell>
          <table:table-cell office:value-type="float" office:value="0.257531" calcext:value-type="float">
            <text:p>0,257531</text:p>
          </table:table-cell>
          <table:table-cell office:value-type="float" office:value="0.454709" calcext:value-type="float">
            <text:p>0,454709</text:p>
          </table:table-cell>
          <table:table-cell office:value-type="float" office:value="0.967284" calcext:value-type="float">
            <text:p>0,967284</text:p>
          </table:table-cell>
          <table:table-cell office:value-type="float" office:value="1.89021" calcext:value-type="float">
            <text:p>1,89021</text:p>
          </table:table-cell>
          <table:table-cell office:value-type="float" office:value="3.64125" calcext:value-type="float">
            <text:p>3,64125</text:p>
          </table:table-cell>
          <table:table-cell office:value-type="float" office:value="6.81525" calcext:value-type="float">
            <text:p>6,81525</text:p>
          </table:table-cell>
          <table:table-cell office:value-type="float" office:value="10.6373" calcext:value-type="float">
            <text:p>10,6373</text:p>
          </table:table-cell>
          <table:table-cell office:value-type="float" office:value="21.8953" calcext:value-type="float">
            <text:p>21,8953</text:p>
          </table:table-cell>
        </table:table-row>
        <table:table-row table:style-name="ro1">
          <table:table-cell office:value-type="float" office:value="0.136086" calcext:value-type="float">
            <text:p>0,136086</text:p>
          </table:table-cell>
          <table:table-cell office:value-type="float" office:value="0.301682" calcext:value-type="float">
            <text:p>0,301682</text:p>
          </table:table-cell>
          <table:table-cell office:value-type="float" office:value="0.622603" calcext:value-type="float">
            <text:p>0,622603</text:p>
          </table:table-cell>
          <table:table-cell office:value-type="float" office:value="1.15612" calcext:value-type="float">
            <text:p>1,15612</text:p>
          </table:table-cell>
          <table:table-cell office:value-type="float" office:value="2.20837" calcext:value-type="float">
            <text:p>2,20837</text:p>
          </table:table-cell>
          <table:table-cell office:value-type="float" office:value="4.5584" calcext:value-type="float">
            <text:p>4,5584</text:p>
          </table:table-cell>
          <table:table-cell office:value-type="float" office:value="8.92016" calcext:value-type="float">
            <text:p>8,92016</text:p>
          </table:table-cell>
          <table:table-cell office:value-type="float" office:value="14.0666" calcext:value-type="float">
            <text:p>14,0666</text:p>
          </table:table-cell>
          <table:table-cell office:value-type="float" office:value="31.9221" calcext:value-type="float">
            <text:p>31,9221</text:p>
          </table:table-cell>
        </table:table-row>
        <table:table-row table:style-name="ro1">
          <table:table-cell office:value-type="float" office:value="0.199403" calcext:value-type="float">
            <text:p>0,199403</text:p>
          </table:table-cell>
          <table:table-cell office:value-type="float" office:value="0.392006" calcext:value-type="float">
            <text:p>0,392006</text:p>
          </table:table-cell>
          <table:table-cell office:value-type="float" office:value="0.749645" calcext:value-type="float">
            <text:p>0,749645</text:p>
          </table:table-cell>
          <table:table-cell office:value-type="float" office:value="1.42856" calcext:value-type="float">
            <text:p>1,42856</text:p>
          </table:table-cell>
          <table:table-cell office:value-type="float" office:value="2.77675" calcext:value-type="float">
            <text:p>2,77675</text:p>
          </table:table-cell>
          <table:table-cell office:value-type="float" office:value="5.40649" calcext:value-type="float">
            <text:p>5,40649</text:p>
          </table:table-cell>
          <table:table-cell office:value-type="float" office:value="11.0053" calcext:value-type="float">
            <text:p>11,0053</text:p>
          </table:table-cell>
          <table:table-cell office:value-type="float" office:value="18.738" calcext:value-type="float">
            <text:p>18,738</text:p>
          </table:table-cell>
          <table:table-cell office:value-type="float" office:value="39.7784" calcext:value-type="float">
            <text:p>39,7784</text:p>
          </table:table-cell>
        </table:table-row>
        <table:table-row table:style-name="ro1">
          <table:table-cell office:value-type="float" office:value="0.259035" calcext:value-type="float">
            <text:p>0,259035</text:p>
          </table:table-cell>
          <table:table-cell office:value-type="float" office:value="0.477706" calcext:value-type="float">
            <text:p>0,477706</text:p>
          </table:table-cell>
          <table:table-cell office:value-type="float" office:value="0.905244" calcext:value-type="float">
            <text:p>0,905244</text:p>
          </table:table-cell>
          <table:table-cell office:value-type="float" office:value="1.7113" calcext:value-type="float">
            <text:p>1,7113</text:p>
          </table:table-cell>
          <table:table-cell office:value-type="float" office:value="3.40596" calcext:value-type="float">
            <text:p>3,40596</text:p>
          </table:table-cell>
          <table:table-cell office:value-type="float" office:value="6.34161" calcext:value-type="float">
            <text:p>6,34161</text:p>
          </table:table-cell>
          <table:table-cell office:value-type="float" office:value="13.0943" calcext:value-type="float">
            <text:p>13,0943</text:p>
          </table:table-cell>
          <table:table-cell office:value-type="float" office:value="23.7937" calcext:value-type="float">
            <text:p>23,7937</text:p>
          </table:table-cell>
          <table:table-cell office:value-type="float" office:value="47.676" calcext:value-type="float">
            <text:p>47,676</text:p>
          </table:table-cell>
        </table:table-row>
        <table:table-row table:style-name="ro1">
          <table:table-cell/>
          <table:table-cell office:value-type="float" office:value="0.589806" calcext:value-type="float">
            <text:p>0,589806</text:p>
          </table:table-cell>
          <table:table-cell office:value-type="float" office:value="1.05023" calcext:value-type="float">
            <text:p>1,05023</text:p>
          </table:table-cell>
          <table:table-cell office:value-type="float" office:value="1.97238" calcext:value-type="float">
            <text:p>1,97238</text:p>
          </table:table-cell>
          <table:table-cell office:value-type="float" office:value="4.08693" calcext:value-type="float">
            <text:p>4,08693</text:p>
          </table:table-cell>
          <table:table-cell office:value-type="float" office:value="7.30305" calcext:value-type="float">
            <text:p>7,30305</text:p>
          </table:table-cell>
          <table:table-cell office:value-type="float" office:value="15.1813" calcext:value-type="float">
            <text:p>15,1813</text:p>
          </table:table-cell>
          <table:table-cell office:value-type="float" office:value="27.334" calcext:value-type="float">
            <text:p>27,334</text:p>
          </table:table-cell>
          <table:table-cell office:value-type="float" office:value="55.6434" calcext:value-type="float">
            <text:p>55,6434</text:p>
          </table:table-cell>
        </table:table-row>
        <table:table-row table:style-name="ro1">
          <table:table-cell table:number-columns-repeated="2"/>
          <table:table-cell office:value-type="float" office:value="1.26315" calcext:value-type="float">
            <text:p>1,26315</text:p>
          </table:table-cell>
          <table:table-cell office:value-type="float" office:value="2.311" calcext:value-type="float">
            <text:p>2,311</text:p>
          </table:table-cell>
          <table:table-cell office:value-type="float" office:value="4.48159" calcext:value-type="float">
            <text:p>4,48159</text:p>
          </table:table-cell>
          <table:table-cell office:value-type="float" office:value="8.47856" calcext:value-type="float">
            <text:p>8,47856</text:p>
          </table:table-cell>
          <table:table-cell office:value-type="float" office:value="17.561" calcext:value-type="float">
            <text:p>17,561</text:p>
          </table:table-cell>
          <table:table-cell office:value-type="float" office:value="31.6112" calcext:value-type="float">
            <text:p>31,6112</text:p>
          </table:table-cell>
          <table:table-cell office:value-type="float" office:value="63.2097" calcext:value-type="float">
            <text:p>63,2097</text:p>
          </table:table-cell>
        </table:table-row>
        <table:table-row table:style-name="ro1">
          <table:table-cell table:number-columns-repeated="3"/>
          <table:table-cell office:value-type="float" office:value="2.77416" calcext:value-type="float">
            <text:p>2,77416</text:p>
          </table:table-cell>
          <table:table-cell office:value-type="float" office:value="5.12299" calcext:value-type="float">
            <text:p>5,12299</text:p>
          </table:table-cell>
          <table:table-cell office:value-type="float" office:value="9.70158" calcext:value-type="float">
            <text:p>9,70158</text:p>
          </table:table-cell>
          <table:table-cell office:value-type="float" office:value="19.0734" calcext:value-type="float">
            <text:p>19,0734</text:p>
          </table:table-cell>
          <table:table-cell office:value-type="float" office:value="36.2262" calcext:value-type="float">
            <text:p>36,2262</text:p>
          </table:table-cell>
          <table:table-cell office:value-type="float" office:value="70.9181" calcext:value-type="float">
            <text:p>70,9181</text:p>
          </table:table-cell>
        </table:table-row>
        <table:table-row table:style-name="ro1">
          <table:table-cell table:number-columns-repeated="4"/>
          <table:table-cell office:value-type="float" office:value="6.00988" calcext:value-type="float">
            <text:p>6,00988</text:p>
          </table:table-cell>
          <table:table-cell office:value-type="float" office:value="11.1363" calcext:value-type="float">
            <text:p>11,1363</text:p>
          </table:table-cell>
          <table:table-cell office:value-type="float" office:value="21.3503" calcext:value-type="float">
            <text:p>21,3503</text:p>
          </table:table-cell>
          <table:table-cell office:value-type="float" office:value="41.6093" calcext:value-type="float">
            <text:p>41,6093</text:p>
          </table:table-cell>
          <table:table-cell office:value-type="float" office:value="78.2942" calcext:value-type="float">
            <text:p>78,2942</text:p>
          </table:table-cell>
        </table:table-row>
        <table:table-row table:style-name="ro1">
          <table:table-cell table:number-columns-repeated="5"/>
          <table:table-cell office:value-type="float" office:value="13.0302" calcext:value-type="float">
            <text:p>13,0302</text:p>
          </table:table-cell>
          <table:table-cell office:value-type="float" office:value="24.3122" calcext:value-type="float">
            <text:p>24,3122</text:p>
          </table:table-cell>
          <table:table-cell office:value-type="float" office:value="47.0985" calcext:value-type="float">
            <text:p>47,0985</text:p>
          </table:table-cell>
          <table:table-cell office:value-type="float" office:value="86.8281" calcext:value-type="float">
            <text:p>86,8281</text:p>
          </table:table-cell>
        </table:table-row>
        <table:table-row table:style-name="ro1">
          <table:table-cell table:number-columns-repeated="6"/>
          <table:table-cell office:value-type="float" office:value="28.0444" calcext:value-type="float">
            <text:p>28,0444</text:p>
          </table:table-cell>
          <table:table-cell office:value-type="float" office:value="52.7918" calcext:value-type="float">
            <text:p>52,7918</text:p>
          </table:table-cell>
          <table:table-cell office:value-type="float" office:value="96.2468" calcext:value-type="float">
            <text:p>96,24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3:38:18.828586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3:24:01.061617596</meta:creation-date>
    <dc:date>2017-07-19T13:38:37.412107334</dc:date>
    <meta:editing-duration>PT12M35S</meta:editing-duration>
    <meta:editing-cycles>2</meta:editing-cycles>
    <meta:generator>LibreOffice/5.1.6.2$Linux_X86_64 LibreOffice_project/10m0$Build-2</meta:generator>
    <meta:document-statistic meta:table-count="1" meta:cell-count="22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364cm" svg:y="2.211cm" style:legend-expansion="high" chart:style-name="ch2"/>
        <chart:plot-area chart:style-name="ch3" table:cell-range-address="Sheet1.A1:Sheet1.I27" chart:data-source-has-labels="row" svg:x="0.319cm" svg:y="0.18cm" svg:width="12.726cm" svg:height="8.645cm">
          <chartooo:coordinate-region svg:x="1.126cm" svg:y="0.379cm" svg:width="11.919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7" chart:label-cell-address="Sheet1.A1:Sheet1.A1" chart:class="chart:bar">
            <chart:data-point chart:repeated="26"/>
          </chart:series>
          <chart:series chart:style-name="ch8" chart:values-cell-range-address="Sheet1.B2:Sheet1.B27" chart:label-cell-address="Sheet1.B1:Sheet1.B1" chart:class="chart:bar">
            <chart:data-point chart:repeated="26"/>
          </chart:series>
          <chart:series chart:style-name="ch9" chart:values-cell-range-address="Sheet1.C2:Sheet1.C27" chart:label-cell-address="Sheet1.C1:Sheet1.C1" chart:class="chart:bar">
            <chart:data-point chart:repeated="26"/>
          </chart:series>
          <chart:series chart:style-name="ch10" chart:values-cell-range-address="Sheet1.D2:Sheet1.D27" chart:label-cell-address="Sheet1.D1:Sheet1.D1" chart:class="chart:bar">
            <chart:data-point chart:repeated="26"/>
          </chart:series>
          <chart:series chart:style-name="ch11" chart:values-cell-range-address="Sheet1.E2:Sheet1.E27" chart:label-cell-address="Sheet1.E1:Sheet1.E1" chart:class="chart:bar">
            <chart:data-point chart:repeated="26"/>
          </chart:series>
          <chart:series chart:style-name="ch12" chart:values-cell-range-address="Sheet1.F2:Sheet1.F27" chart:label-cell-address="Sheet1.F1:Sheet1.F1" chart:class="chart:bar">
            <chart:data-point chart:repeated="26"/>
          </chart:series>
          <chart:series chart:style-name="ch13" chart:values-cell-range-address="Sheet1.G2:Sheet1.G27" chart:label-cell-address="Sheet1.G1:Sheet1.G1" chart:class="chart:bar">
            <chart:data-point chart:repeated="26"/>
          </chart:series>
          <chart:series chart:style-name="ch14" chart:values-cell-range-address="Sheet1.H2:Sheet1.H27" chart:label-cell-address="Sheet1.H1:Sheet1.H1" chart:class="chart:bar">
            <chart:data-point chart:repeated="26"/>
          </chart:series>
          <chart:series chart:style-name="ch15" chart:values-cell-range-address="Sheet1.I2:Sheet1.I27" chart:label-cell-address="Sheet1.I1:Sheet1.I1" chart:class="chart:bar">
            <chart:data-point chart:repeated="2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BITS: 20</text:p>
                <draw:g>
                  <svg:desc>Sheet1.A1:Sheet1.A1</svg:desc>
                </draw:g>
              </table:table-cell>
              <table:table-cell office:value-type="string">
                <text:p>QUBITS: 21</text:p>
                <draw:g>
                  <svg:desc>Sheet1.B1:Sheet1.B1</svg:desc>
                </draw:g>
              </table:table-cell>
              <table:table-cell office:value-type="string">
                <text:p>QUBITS: 22</text:p>
                <draw:g>
                  <svg:desc>Sheet1.C1:Sheet1.C1</svg:desc>
                </draw:g>
              </table:table-cell>
              <table:table-cell office:value-type="string">
                <text:p>QUBITS: 23</text:p>
                <draw:g>
                  <svg:desc>Sheet1.D1:Sheet1.D1</svg:desc>
                </draw:g>
              </table:table-cell>
              <table:table-cell office:value-type="string">
                <text:p>QUBITS: 24</text:p>
                <draw:g>
                  <svg:desc>Sheet1.E1:Sheet1.E1</svg:desc>
                </draw:g>
              </table:table-cell>
              <table:table-cell office:value-type="string">
                <text:p>QUBITS: 25</text:p>
                <draw:g>
                  <svg:desc>Sheet1.F1:Sheet1.F1</svg:desc>
                </draw:g>
              </table:table-cell>
              <table:table-cell office:value-type="string">
                <text:p>QUBITS: 26</text:p>
                <draw:g>
                  <svg:desc>Sheet1.G1:Sheet1.G1</svg:desc>
                </draw:g>
              </table:table-cell>
              <table:table-cell office:value-type="string">
                <text:p>QUBITS: 27</text:p>
                <draw:g>
                  <svg:desc>Sheet1.H1:Sheet1.H1</svg:desc>
                </draw:g>
              </table:table-cell>
              <table:table-cell office:value-type="string">
                <text:p>QUBITS: 28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3504">
                <text:p>0.013504</text:p>
                <draw:g>
                  <svg:desc>Sheet1.A2:Sheet1.A27</svg:desc>
                </draw:g>
              </table:table-cell>
              <table:table-cell office:value-type="float" office:value="0.017967">
                <text:p>0.017967</text:p>
                <draw:g>
                  <svg:desc>Sheet1.B2:Sheet1.B27</svg:desc>
                </draw:g>
              </table:table-cell>
              <table:table-cell office:value-type="float" office:value="0.03337">
                <text:p>0.03337</text:p>
                <draw:g>
                  <svg:desc>Sheet1.C2:Sheet1.C27</svg:desc>
                </draw:g>
              </table:table-cell>
              <table:table-cell office:value-type="float" office:value="0.071627">
                <text:p>0.071627</text:p>
                <draw:g>
                  <svg:desc>Sheet1.D2:Sheet1.D27</svg:desc>
                </draw:g>
              </table:table-cell>
              <table:table-cell office:value-type="float" office:value="0.133264">
                <text:p>0.133264</text:p>
                <draw:g>
                  <svg:desc>Sheet1.E2:Sheet1.E27</svg:desc>
                </draw:g>
              </table:table-cell>
              <table:table-cell office:value-type="float" office:value="0.286281">
                <text:p>0.286281</text:p>
                <draw:g>
                  <svg:desc>Sheet1.F2:Sheet1.F27</svg:desc>
                </draw:g>
              </table:table-cell>
              <table:table-cell office:value-type="float" office:value="0.533101">
                <text:p>0.533101</text:p>
                <draw:g>
                  <svg:desc>Sheet1.G2:Sheet1.G27</svg:desc>
                </draw:g>
              </table:table-cell>
              <table:table-cell office:value-type="float" office:value="1.06869">
                <text:p>1.06869</text:p>
                <draw:g>
                  <svg:desc>Sheet1.H2:Sheet1.H27</svg:desc>
                </draw:g>
              </table:table-cell>
              <table:table-cell office:value-type="float" office:value="2.13668">
                <text:p>2.13668</text:p>
                <draw:g>
                  <svg:desc>Sheet1.I2:Sheet1.I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732">
                <text:p>0.006732</text:p>
              </table:table-cell>
              <table:table-cell office:value-type="float" office:value="0.013541">
                <text:p>0.013541</text:p>
              </table:table-cell>
              <table:table-cell office:value-type="float" office:value="0.027228">
                <text:p>0.027228</text:p>
              </table:table-cell>
              <table:table-cell office:value-type="float" office:value="0.054212">
                <text:p>0.054212</text:p>
              </table:table-cell>
              <table:table-cell office:value-type="float" office:value="0.108365">
                <text:p>0.108365</text:p>
              </table:table-cell>
              <table:table-cell office:value-type="float" office:value="0.217049">
                <text:p>0.217049</text:p>
              </table:table-cell>
              <table:table-cell office:value-type="float" office:value="0.433012">
                <text:p>0.433012</text:p>
              </table:table-cell>
              <table:table-cell office:value-type="float" office:value="0.865291">
                <text:p>0.865291</text:p>
              </table:table-cell>
              <table:table-cell office:value-type="float" office:value="1.72893">
                <text:p>1.72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453">
                <text:p>0.006453</text:p>
              </table:table-cell>
              <table:table-cell office:value-type="float" office:value="0.012996">
                <text:p>0.012996</text:p>
              </table:table-cell>
              <table:table-cell office:value-type="float" office:value="0.02592">
                <text:p>0.02592</text:p>
              </table:table-cell>
              <table:table-cell office:value-type="float" office:value="0.052002">
                <text:p>0.052002</text:p>
              </table:table-cell>
              <table:table-cell office:value-type="float" office:value="0.10388">
                <text:p>0.10388</text:p>
              </table:table-cell>
              <table:table-cell office:value-type="float" office:value="0.20786">
                <text:p>0.20786</text:p>
              </table:table-cell>
              <table:table-cell office:value-type="float" office:value="0.414845">
                <text:p>0.414845</text:p>
              </table:table-cell>
              <table:table-cell office:value-type="float" office:value="0.82948">
                <text:p>0.82948</text:p>
              </table:table-cell>
              <table:table-cell office:value-type="float" office:value="1.65708">
                <text:p>1.65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835">
                <text:p>0.006835</text:p>
              </table:table-cell>
              <table:table-cell office:value-type="float" office:value="0.01367">
                <text:p>0.01367</text:p>
              </table:table-cell>
              <table:table-cell office:value-type="float" office:value="0.027401">
                <text:p>0.027401</text:p>
              </table:table-cell>
              <table:table-cell office:value-type="float" office:value="0.054895">
                <text:p>0.054895</text:p>
              </table:table-cell>
              <table:table-cell office:value-type="float" office:value="0.109686">
                <text:p>0.109686</text:p>
              </table:table-cell>
              <table:table-cell office:value-type="float" office:value="0.219387">
                <text:p>0.219387</text:p>
              </table:table-cell>
              <table:table-cell office:value-type="float" office:value="0.438384">
                <text:p>0.438384</text:p>
              </table:table-cell>
              <table:table-cell office:value-type="float" office:value="0.876175">
                <text:p>0.876175</text:p>
              </table:table-cell>
              <table:table-cell office:value-type="float" office:value="1.75029">
                <text:p>1.75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7454">
                <text:p>0.007454</text:p>
              </table:table-cell>
              <table:table-cell office:value-type="float" office:value="0.014926">
                <text:p>0.014926</text:p>
              </table:table-cell>
              <table:table-cell office:value-type="float" office:value="0.030233">
                <text:p>0.030233</text:p>
              </table:table-cell>
              <table:table-cell office:value-type="float" office:value="0.059898">
                <text:p>0.059898</text:p>
              </table:table-cell>
              <table:table-cell office:value-type="float" office:value="0.119602">
                <text:p>0.119602</text:p>
              </table:table-cell>
              <table:table-cell office:value-type="float" office:value="0.239297">
                <text:p>0.239297</text:p>
              </table:table-cell>
              <table:table-cell office:value-type="float" office:value="0.477985">
                <text:p>0.477985</text:p>
              </table:table-cell>
              <table:table-cell office:value-type="float" office:value="0.965072">
                <text:p>0.965072</text:p>
              </table:table-cell>
              <table:table-cell office:value-type="float" office:value="1.91034">
                <text:p>1.91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236">
                <text:p>0.008236</text:p>
              </table:table-cell>
              <table:table-cell office:value-type="float" office:value="0.016505">
                <text:p>0.016505</text:p>
              </table:table-cell>
              <table:table-cell office:value-type="float" office:value="0.033099">
                <text:p>0.033099</text:p>
              </table:table-cell>
              <table:table-cell office:value-type="float" office:value="0.066248">
                <text:p>0.066248</text:p>
              </table:table-cell>
              <table:table-cell office:value-type="float" office:value="0.132425">
                <text:p>0.132425</text:p>
              </table:table-cell>
              <table:table-cell office:value-type="float" office:value="0.264852">
                <text:p>0.264852</text:p>
              </table:table-cell>
              <table:table-cell office:value-type="float" office:value="0.529168">
                <text:p>0.529168</text:p>
              </table:table-cell>
              <table:table-cell office:value-type="float" office:value="1.06264">
                <text:p>1.06264</text:p>
              </table:table-cell>
              <table:table-cell office:value-type="float" office:value="2.11438">
                <text:p>2.11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176">
                <text:p>0.009176</text:p>
              </table:table-cell>
              <table:table-cell office:value-type="float" office:value="0.018354">
                <text:p>0.018354</text:p>
              </table:table-cell>
              <table:table-cell office:value-type="float" office:value="0.036764">
                <text:p>0.036764</text:p>
              </table:table-cell>
              <table:table-cell office:value-type="float" office:value="0.073545">
                <text:p>0.073545</text:p>
              </table:table-cell>
              <table:table-cell office:value-type="float" office:value="0.14715">
                <text:p>0.14715</text:p>
              </table:table-cell>
              <table:table-cell office:value-type="float" office:value="0.294289">
                <text:p>0.294289</text:p>
              </table:table-cell>
              <table:table-cell office:value-type="float" office:value="0.587945">
                <text:p>0.587945</text:p>
              </table:table-cell>
              <table:table-cell office:value-type="float" office:value="1.17664">
                <text:p>1.17664</text:p>
              </table:table-cell>
              <table:table-cell office:value-type="float" office:value="2.34778">
                <text:p>2.34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284">
                <text:p>0.010284</text:p>
              </table:table-cell>
              <table:table-cell office:value-type="float" office:value="0.020567">
                <text:p>0.020567</text:p>
              </table:table-cell>
              <table:table-cell office:value-type="float" office:value="0.041081">
                <text:p>0.041081</text:p>
              </table:table-cell>
              <table:table-cell office:value-type="float" office:value="0.082273">
                <text:p>0.082273</text:p>
              </table:table-cell>
              <table:table-cell office:value-type="float" office:value="0.164576">
                <text:p>0.164576</text:p>
              </table:table-cell>
              <table:table-cell office:value-type="float" office:value="0.329192">
                <text:p>0.329192</text:p>
              </table:table-cell>
              <table:table-cell office:value-type="float" office:value="0.657979">
                <text:p>0.657979</text:p>
              </table:table-cell>
              <table:table-cell office:value-type="float" office:value="1.31583">
                <text:p>1.31583</text:p>
              </table:table-cell>
              <table:table-cell office:value-type="float" office:value="2.63192">
                <text:p>2.63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687">
                <text:p>0.011687</text:p>
              </table:table-cell>
              <table:table-cell office:value-type="float" office:value="0.023382">
                <text:p>0.023382</text:p>
              </table:table-cell>
              <table:table-cell office:value-type="float" office:value="0.046785">
                <text:p>0.046785</text:p>
              </table:table-cell>
              <table:table-cell office:value-type="float" office:value="0.093565">
                <text:p>0.093565</text:p>
              </table:table-cell>
              <table:table-cell office:value-type="float" office:value="0.18717">
                <text:p>0.18717</text:p>
              </table:table-cell>
              <table:table-cell office:value-type="float" office:value="0.374108">
                <text:p>0.374108</text:p>
              </table:table-cell>
              <table:table-cell office:value-type="float" office:value="0.747456">
                <text:p>0.747456</text:p>
              </table:table-cell>
              <table:table-cell office:value-type="float" office:value="1.49711">
                <text:p>1.49711</text:p>
              </table:table-cell>
              <table:table-cell office:value-type="float" office:value="2.99402">
                <text:p>2.994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6977">
                <text:p>0.016977</text:p>
              </table:table-cell>
              <table:table-cell office:value-type="float" office:value="0.033602">
                <text:p>0.033602</text:p>
              </table:table-cell>
              <table:table-cell office:value-type="float" office:value="0.067478">
                <text:p>0.067478</text:p>
              </table:table-cell>
              <table:table-cell office:value-type="float" office:value="0.134745">
                <text:p>0.134745</text:p>
              </table:table-cell>
              <table:table-cell office:value-type="float" office:value="0.270478">
                <text:p>0.270478</text:p>
              </table:table-cell>
              <table:table-cell office:value-type="float" office:value="0.537741">
                <text:p>0.537741</text:p>
              </table:table-cell>
              <table:table-cell office:value-type="float" office:value="1.07994">
                <text:p>1.07994</text:p>
              </table:table-cell>
              <table:table-cell office:value-type="float" office:value="1.70641">
                <text:p>1.70641</text:p>
              </table:table-cell>
              <table:table-cell office:value-type="float" office:value="3.41243">
                <text:p>3.41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056">
                <text:p>0.02056</text:p>
              </table:table-cell>
              <table:table-cell office:value-type="float" office:value="0.041114">
                <text:p>0.041114</text:p>
              </table:table-cell>
              <table:table-cell office:value-type="float" office:value="0.081744">
                <text:p>0.081744</text:p>
              </table:table-cell>
              <table:table-cell office:value-type="float" office:value="0.163421">
                <text:p>0.163421</text:p>
              </table:table-cell>
              <table:table-cell office:value-type="float" office:value="0.327906">
                <text:p>0.327906</text:p>
              </table:table-cell>
              <table:table-cell office:value-type="float" office:value="0.656668">
                <text:p>0.656668</text:p>
              </table:table-cell>
              <table:table-cell office:value-type="float" office:value="1.31314">
                <text:p>1.31314</text:p>
              </table:table-cell>
              <table:table-cell office:value-type="float" office:value="1.9648">
                <text:p>1.9648</text:p>
              </table:table-cell>
              <table:table-cell office:value-type="float" office:value="3.89002">
                <text:p>3.89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0087">
                <text:p>0.020087</text:p>
              </table:table-cell>
              <table:table-cell office:value-type="float" office:value="0.040112">
                <text:p>0.040112</text:p>
              </table:table-cell>
              <table:table-cell office:value-type="float" office:value="0.079665">
                <text:p>0.079665</text:p>
              </table:table-cell>
              <table:table-cell office:value-type="float" office:value="0.158907">
                <text:p>0.158907</text:p>
              </table:table-cell>
              <table:table-cell office:value-type="float" office:value="0.317728">
                <text:p>0.317728</text:p>
              </table:table-cell>
              <table:table-cell office:value-type="float" office:value="0.635509">
                <text:p>0.635509</text:p>
              </table:table-cell>
              <table:table-cell office:value-type="float" office:value="1.26885">
                <text:p>1.26885</text:p>
              </table:table-cell>
              <table:table-cell office:value-type="float" office:value="2.23105">
                <text:p>2.23105</text:p>
              </table:table-cell>
              <table:table-cell office:value-type="float" office:value="4.40581">
                <text:p>4.405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8304">
                <text:p>0.028304</text:p>
              </table:table-cell>
              <table:table-cell office:value-type="float" office:value="0.044161">
                <text:p>0.044161</text:p>
              </table:table-cell>
              <table:table-cell office:value-type="float" office:value="0.111684">
                <text:p>0.111684</text:p>
              </table:table-cell>
              <table:table-cell office:value-type="float" office:value="0.222033">
                <text:p>0.222033</text:p>
              </table:table-cell>
              <table:table-cell office:value-type="float" office:value="0.454646">
                <text:p>0.454646</text:p>
              </table:table-cell>
              <table:table-cell office:value-type="float" office:value="0.886346">
                <text:p>0.886346</text:p>
              </table:table-cell>
              <table:table-cell office:value-type="float" office:value="1.81614">
                <text:p>1.81614</text:p>
              </table:table-cell>
              <table:table-cell office:value-type="float" office:value="2.50782">
                <text:p>2.50782</text:p>
              </table:table-cell>
              <table:table-cell office:value-type="float" office:value="6.91266">
                <text:p>6.912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8615">
                <text:p>0.048615</text:p>
              </table:table-cell>
              <table:table-cell office:value-type="float" office:value="0.07229">
                <text:p>0.07229</text:p>
              </table:table-cell>
              <table:table-cell office:value-type="float" office:value="0.191108">
                <text:p>0.191108</text:p>
              </table:table-cell>
              <table:table-cell office:value-type="float" office:value="0.380997">
                <text:p>0.380997</text:p>
              </table:table-cell>
              <table:table-cell office:value-type="float" office:value="0.768157">
                <text:p>0.768157</text:p>
              </table:table-cell>
              <table:table-cell office:value-type="float" office:value="1.52256">
                <text:p>1.52256</text:p>
              </table:table-cell>
              <table:table-cell office:value-type="float" office:value="3.06479">
                <text:p>3.06479</text:p>
              </table:table-cell>
              <table:table-cell office:value-type="float" office:value="5.01806">
                <text:p>5.01806</text:p>
              </table:table-cell>
              <table:table-cell office:value-type="float" office:value="12.017">
                <text:p>12.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7325">
                <text:p>0.067325</text:p>
              </table:table-cell>
              <table:table-cell office:value-type="float" office:value="0.133255">
                <text:p>0.133255</text:p>
              </table:table-cell>
              <table:table-cell office:value-type="float" office:value="0.264661">
                <text:p>0.264661</text:p>
              </table:table-cell>
              <table:table-cell office:value-type="float" office:value="0.4555">
                <text:p>0.4555</text:p>
              </table:table-cell>
              <table:table-cell office:value-type="float" office:value="0.809417">
                <text:p>0.809417</text:p>
              </table:table-cell>
              <table:table-cell office:value-type="float" office:value="1.81142">
                <text:p>1.81142</text:p>
              </table:table-cell>
              <table:table-cell office:value-type="float" office:value="3.23644">
                <text:p>3.23644</text:p>
              </table:table-cell>
              <table:table-cell office:value-type="float" office:value="6.61321">
                <text:p>6.61321</text:p>
              </table:table-cell>
              <table:table-cell office:value-type="float" office:value="13.811">
                <text:p>13.8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5715">
                <text:p>0.085715</text:p>
              </table:table-cell>
              <table:table-cell office:value-type="float" office:value="0.186051">
                <text:p>0.186051</text:p>
              </table:table-cell>
              <table:table-cell office:value-type="float" office:value="0.331193">
                <text:p>0.331193</text:p>
              </table:table-cell>
              <table:table-cell office:value-type="float" office:value="0.609725">
                <text:p>0.609725</text:p>
              </table:table-cell>
              <table:table-cell office:value-type="float" office:value="1.16395">
                <text:p>1.16395</text:p>
              </table:table-cell>
              <table:table-cell office:value-type="float" office:value="2.42229">
                <text:p>2.42229</text:p>
              </table:table-cell>
              <table:table-cell office:value-type="float" office:value="4.63924">
                <text:p>4.63924</text:p>
              </table:table-cell>
              <table:table-cell office:value-type="float" office:value="8.99776">
                <text:p>8.99776</text:p>
              </table:table-cell>
              <table:table-cell office:value-type="float" office:value="18.7951">
                <text:p>18.7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3263">
                <text:p>0.093263</text:p>
              </table:table-cell>
              <table:table-cell office:value-type="float" office:value="0.257531">
                <text:p>0.257531</text:p>
              </table:table-cell>
              <table:table-cell office:value-type="float" office:value="0.454709">
                <text:p>0.454709</text:p>
              </table:table-cell>
              <table:table-cell office:value-type="float" office:value="0.967284">
                <text:p>0.967284</text:p>
              </table:table-cell>
              <table:table-cell office:value-type="float" office:value="1.89021">
                <text:p>1.89021</text:p>
              </table:table-cell>
              <table:table-cell office:value-type="float" office:value="3.64125">
                <text:p>3.64125</text:p>
              </table:table-cell>
              <table:table-cell office:value-type="float" office:value="6.81525">
                <text:p>6.81525</text:p>
              </table:table-cell>
              <table:table-cell office:value-type="float" office:value="10.6373">
                <text:p>10.6373</text:p>
              </table:table-cell>
              <table:table-cell office:value-type="float" office:value="21.8953">
                <text:p>21.89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6086">
                <text:p>0.136086</text:p>
              </table:table-cell>
              <table:table-cell office:value-type="float" office:value="0.301682">
                <text:p>0.301682</text:p>
              </table:table-cell>
              <table:table-cell office:value-type="float" office:value="0.622603">
                <text:p>0.622603</text:p>
              </table:table-cell>
              <table:table-cell office:value-type="float" office:value="1.15612">
                <text:p>1.15612</text:p>
              </table:table-cell>
              <table:table-cell office:value-type="float" office:value="2.20837">
                <text:p>2.20837</text:p>
              </table:table-cell>
              <table:table-cell office:value-type="float" office:value="4.5584">
                <text:p>4.5584</text:p>
              </table:table-cell>
              <table:table-cell office:value-type="float" office:value="8.92016">
                <text:p>8.92016</text:p>
              </table:table-cell>
              <table:table-cell office:value-type="float" office:value="14.0666">
                <text:p>14.0666</text:p>
              </table:table-cell>
              <table:table-cell office:value-type="float" office:value="31.9221">
                <text:p>31.92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9403">
                <text:p>0.199403</text:p>
              </table:table-cell>
              <table:table-cell office:value-type="float" office:value="0.392006">
                <text:p>0.392006</text:p>
              </table:table-cell>
              <table:table-cell office:value-type="float" office:value="0.749645">
                <text:p>0.749645</text:p>
              </table:table-cell>
              <table:table-cell office:value-type="float" office:value="1.42856">
                <text:p>1.42856</text:p>
              </table:table-cell>
              <table:table-cell office:value-type="float" office:value="2.77675">
                <text:p>2.77675</text:p>
              </table:table-cell>
              <table:table-cell office:value-type="float" office:value="5.40649">
                <text:p>5.40649</text:p>
              </table:table-cell>
              <table:table-cell office:value-type="float" office:value="11.0053">
                <text:p>11.0053</text:p>
              </table:table-cell>
              <table:table-cell office:value-type="float" office:value="18.738">
                <text:p>18.738</text:p>
              </table:table-cell>
              <table:table-cell office:value-type="float" office:value="39.7784">
                <text:p>39.77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9035">
                <text:p>0.259035</text:p>
              </table:table-cell>
              <table:table-cell office:value-type="float" office:value="0.477706">
                <text:p>0.477706</text:p>
              </table:table-cell>
              <table:table-cell office:value-type="float" office:value="0.905244">
                <text:p>0.905244</text:p>
              </table:table-cell>
              <table:table-cell office:value-type="float" office:value="1.7113">
                <text:p>1.7113</text:p>
              </table:table-cell>
              <table:table-cell office:value-type="float" office:value="3.40596">
                <text:p>3.40596</text:p>
              </table:table-cell>
              <table:table-cell office:value-type="float" office:value="6.34161">
                <text:p>6.34161</text:p>
              </table:table-cell>
              <table:table-cell office:value-type="float" office:value="13.0943">
                <text:p>13.0943</text:p>
              </table:table-cell>
              <table:table-cell office:value-type="float" office:value="23.7937">
                <text:p>23.7937</text:p>
              </table:table-cell>
              <table:table-cell office:value-type="float" office:value="47.676">
                <text:p>47.6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589806">
                <text:p>0.589806</text:p>
              </table:table-cell>
              <table:table-cell office:value-type="float" office:value="1.05023">
                <text:p>1.05023</text:p>
              </table:table-cell>
              <table:table-cell office:value-type="float" office:value="1.97238">
                <text:p>1.97238</text:p>
              </table:table-cell>
              <table:table-cell office:value-type="float" office:value="4.08693">
                <text:p>4.08693</text:p>
              </table:table-cell>
              <table:table-cell office:value-type="float" office:value="7.30305">
                <text:p>7.30305</text:p>
              </table:table-cell>
              <table:table-cell office:value-type="float" office:value="15.1813">
                <text:p>15.1813</text:p>
              </table:table-cell>
              <table:table-cell office:value-type="float" office:value="27.334">
                <text:p>27.334</text:p>
              </table:table-cell>
              <table:table-cell office:value-type="float" office:value="55.6434">
                <text:p>55.64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315">
                <text:p>1.26315</text:p>
              </table:table-cell>
              <table:table-cell office:value-type="float" office:value="2.311">
                <text:p>2.311</text:p>
              </table:table-cell>
              <table:table-cell office:value-type="float" office:value="4.48159">
                <text:p>4.48159</text:p>
              </table:table-cell>
              <table:table-cell office:value-type="float" office:value="8.47856">
                <text:p>8.47856</text:p>
              </table:table-cell>
              <table:table-cell office:value-type="float" office:value="17.561">
                <text:p>17.561</text:p>
              </table:table-cell>
              <table:table-cell office:value-type="float" office:value="31.6112">
                <text:p>31.6112</text:p>
              </table:table-cell>
              <table:table-cell office:value-type="float" office:value="63.2097">
                <text:p>63.20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7416">
                <text:p>2.77416</text:p>
              </table:table-cell>
              <table:table-cell office:value-type="float" office:value="5.12299">
                <text:p>5.12299</text:p>
              </table:table-cell>
              <table:table-cell office:value-type="float" office:value="9.70158">
                <text:p>9.70158</text:p>
              </table:table-cell>
              <table:table-cell office:value-type="float" office:value="19.0734">
                <text:p>19.0734</text:p>
              </table:table-cell>
              <table:table-cell office:value-type="float" office:value="36.2262">
                <text:p>36.2262</text:p>
              </table:table-cell>
              <table:table-cell office:value-type="float" office:value="70.9181">
                <text:p>70.91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0988">
                <text:p>6.00988</text:p>
              </table:table-cell>
              <table:table-cell office:value-type="float" office:value="11.1363">
                <text:p>11.1363</text:p>
              </table:table-cell>
              <table:table-cell office:value-type="float" office:value="21.3503">
                <text:p>21.3503</text:p>
              </table:table-cell>
              <table:table-cell office:value-type="float" office:value="41.6093">
                <text:p>41.6093</text:p>
              </table:table-cell>
              <table:table-cell office:value-type="float" office:value="78.2942">
                <text:p>78.29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0302">
                <text:p>13.0302</text:p>
              </table:table-cell>
              <table:table-cell office:value-type="float" office:value="24.3122">
                <text:p>24.3122</text:p>
              </table:table-cell>
              <table:table-cell office:value-type="float" office:value="47.0985">
                <text:p>47.0985</text:p>
              </table:table-cell>
              <table:table-cell office:value-type="float" office:value="86.8281">
                <text:p>86.82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0444">
                <text:p>28.0444</text:p>
              </table:table-cell>
              <table:table-cell office:value-type="float" office:value="52.7918">
                <text:p>52.7918</text:p>
              </table:table-cell>
              <table:table-cell office:value-type="float" office:value="96.2468">
                <text:p>96.24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364cm" svg:y="3.207cm" style:legend-expansion="high" chart:style-name="ch2"/>
        <chart:plot-area chart:style-name="ch3" table:cell-range-address="Sheet1.A1:Sheet1.E25" chart:data-source-has-labels="row" svg:x="0.319cm" svg:y="0.18cm" svg:width="12.726cm" svg:height="8.645cm">
          <chartooo:coordinate-region svg:x="0.755cm" svg:y="0.379cm" svg:width="12.29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5" chart:label-cell-address="Sheet1.A1:Sheet1.A1" chart:class="chart:bar">
            <chart:data-point chart:repeated="24"/>
          </chart:series>
          <chart:series chart:style-name="ch8" chart:values-cell-range-address="Sheet1.B2:Sheet1.B25" chart:label-cell-address="Sheet1.B1:Sheet1.B1" chart:class="chart:bar">
            <chart:data-point chart:repeated="24"/>
          </chart:series>
          <chart:series chart:style-name="ch9" chart:values-cell-range-address="Sheet1.C2:Sheet1.C25" chart:label-cell-address="Sheet1.C1:Sheet1.C1" chart:class="chart:bar">
            <chart:data-point chart:repeated="24"/>
          </chart:series>
          <chart:series chart:style-name="ch10" chart:values-cell-range-address="Sheet1.D2:Sheet1.D25" chart:label-cell-address="Sheet1.D1:Sheet1.D1" chart:class="chart:bar">
            <chart:data-point chart:repeated="24"/>
          </chart:series>
          <chart:series chart:style-name="ch11" chart:values-cell-range-address="Sheet1.E2:Sheet1.E25" chart:label-cell-address="Sheet1.E1:Sheet1.E1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BITS: 20</text:p>
                <draw:g>
                  <svg:desc>Sheet1.A1:Sheet1.A1</svg:desc>
                </draw:g>
              </table:table-cell>
              <table:table-cell office:value-type="string">
                <text:p>QUBITS: 21</text:p>
                <draw:g>
                  <svg:desc>Sheet1.B1:Sheet1.B1</svg:desc>
                </draw:g>
              </table:table-cell>
              <table:table-cell office:value-type="string">
                <text:p>QUBITS: 22</text:p>
                <draw:g>
                  <svg:desc>Sheet1.C1:Sheet1.C1</svg:desc>
                </draw:g>
              </table:table-cell>
              <table:table-cell office:value-type="string">
                <text:p>QUBITS: 23</text:p>
                <draw:g>
                  <svg:desc>Sheet1.D1:Sheet1.D1</svg:desc>
                </draw:g>
              </table:table-cell>
              <table:table-cell office:value-type="string">
                <text:p>QUBITS: 24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3504">
                <text:p>0.013504</text:p>
                <draw:g>
                  <svg:desc>Sheet1.A2:Sheet1.A25</svg:desc>
                </draw:g>
              </table:table-cell>
              <table:table-cell office:value-type="float" office:value="0.017967">
                <text:p>0.017967</text:p>
                <draw:g>
                  <svg:desc>Sheet1.B2:Sheet1.B25</svg:desc>
                </draw:g>
              </table:table-cell>
              <table:table-cell office:value-type="float" office:value="0.03337">
                <text:p>0.03337</text:p>
                <draw:g>
                  <svg:desc>Sheet1.C2:Sheet1.C25</svg:desc>
                </draw:g>
              </table:table-cell>
              <table:table-cell office:value-type="float" office:value="0.071627">
                <text:p>0.071627</text:p>
                <draw:g>
                  <svg:desc>Sheet1.D2:Sheet1.D25</svg:desc>
                </draw:g>
              </table:table-cell>
              <table:table-cell office:value-type="float" office:value="0.133264">
                <text:p>0.133264</text:p>
                <draw:g>
                  <svg:desc>Sheet1.E2:Sheet1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732">
                <text:p>0.006732</text:p>
              </table:table-cell>
              <table:table-cell office:value-type="float" office:value="0.013541">
                <text:p>0.013541</text:p>
              </table:table-cell>
              <table:table-cell office:value-type="float" office:value="0.027228">
                <text:p>0.027228</text:p>
              </table:table-cell>
              <table:table-cell office:value-type="float" office:value="0.054212">
                <text:p>0.054212</text:p>
              </table:table-cell>
              <table:table-cell office:value-type="float" office:value="0.108365">
                <text:p>0.108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453">
                <text:p>0.006453</text:p>
              </table:table-cell>
              <table:table-cell office:value-type="float" office:value="0.012996">
                <text:p>0.012996</text:p>
              </table:table-cell>
              <table:table-cell office:value-type="float" office:value="0.02592">
                <text:p>0.02592</text:p>
              </table:table-cell>
              <table:table-cell office:value-type="float" office:value="0.052002">
                <text:p>0.052002</text:p>
              </table:table-cell>
              <table:table-cell office:value-type="float" office:value="0.10388">
                <text:p>0.10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835">
                <text:p>0.006835</text:p>
              </table:table-cell>
              <table:table-cell office:value-type="float" office:value="0.01367">
                <text:p>0.01367</text:p>
              </table:table-cell>
              <table:table-cell office:value-type="float" office:value="0.027401">
                <text:p>0.027401</text:p>
              </table:table-cell>
              <table:table-cell office:value-type="float" office:value="0.054895">
                <text:p>0.054895</text:p>
              </table:table-cell>
              <table:table-cell office:value-type="float" office:value="0.109686">
                <text:p>0.109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7454">
                <text:p>0.007454</text:p>
              </table:table-cell>
              <table:table-cell office:value-type="float" office:value="0.014926">
                <text:p>0.014926</text:p>
              </table:table-cell>
              <table:table-cell office:value-type="float" office:value="0.030233">
                <text:p>0.030233</text:p>
              </table:table-cell>
              <table:table-cell office:value-type="float" office:value="0.059898">
                <text:p>0.059898</text:p>
              </table:table-cell>
              <table:table-cell office:value-type="float" office:value="0.119602">
                <text:p>0.119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236">
                <text:p>0.008236</text:p>
              </table:table-cell>
              <table:table-cell office:value-type="float" office:value="0.016505">
                <text:p>0.016505</text:p>
              </table:table-cell>
              <table:table-cell office:value-type="float" office:value="0.033099">
                <text:p>0.033099</text:p>
              </table:table-cell>
              <table:table-cell office:value-type="float" office:value="0.066248">
                <text:p>0.066248</text:p>
              </table:table-cell>
              <table:table-cell office:value-type="float" office:value="0.132425">
                <text:p>0.132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176">
                <text:p>0.009176</text:p>
              </table:table-cell>
              <table:table-cell office:value-type="float" office:value="0.018354">
                <text:p>0.018354</text:p>
              </table:table-cell>
              <table:table-cell office:value-type="float" office:value="0.036764">
                <text:p>0.036764</text:p>
              </table:table-cell>
              <table:table-cell office:value-type="float" office:value="0.073545">
                <text:p>0.073545</text:p>
              </table:table-cell>
              <table:table-cell office:value-type="float" office:value="0.14715">
                <text:p>0.14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284">
                <text:p>0.010284</text:p>
              </table:table-cell>
              <table:table-cell office:value-type="float" office:value="0.020567">
                <text:p>0.020567</text:p>
              </table:table-cell>
              <table:table-cell office:value-type="float" office:value="0.041081">
                <text:p>0.041081</text:p>
              </table:table-cell>
              <table:table-cell office:value-type="float" office:value="0.082273">
                <text:p>0.082273</text:p>
              </table:table-cell>
              <table:table-cell office:value-type="float" office:value="0.164576">
                <text:p>0.164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687">
                <text:p>0.011687</text:p>
              </table:table-cell>
              <table:table-cell office:value-type="float" office:value="0.023382">
                <text:p>0.023382</text:p>
              </table:table-cell>
              <table:table-cell office:value-type="float" office:value="0.046785">
                <text:p>0.046785</text:p>
              </table:table-cell>
              <table:table-cell office:value-type="float" office:value="0.093565">
                <text:p>0.093565</text:p>
              </table:table-cell>
              <table:table-cell office:value-type="float" office:value="0.18717">
                <text:p>0.187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6977">
                <text:p>0.016977</text:p>
              </table:table-cell>
              <table:table-cell office:value-type="float" office:value="0.033602">
                <text:p>0.033602</text:p>
              </table:table-cell>
              <table:table-cell office:value-type="float" office:value="0.067478">
                <text:p>0.067478</text:p>
              </table:table-cell>
              <table:table-cell office:value-type="float" office:value="0.134745">
                <text:p>0.134745</text:p>
              </table:table-cell>
              <table:table-cell office:value-type="float" office:value="0.270478">
                <text:p>0.270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056">
                <text:p>0.02056</text:p>
              </table:table-cell>
              <table:table-cell office:value-type="float" office:value="0.041114">
                <text:p>0.041114</text:p>
              </table:table-cell>
              <table:table-cell office:value-type="float" office:value="0.081744">
                <text:p>0.081744</text:p>
              </table:table-cell>
              <table:table-cell office:value-type="float" office:value="0.163421">
                <text:p>0.163421</text:p>
              </table:table-cell>
              <table:table-cell office:value-type="float" office:value="0.327906">
                <text:p>0.3279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0087">
                <text:p>0.020087</text:p>
              </table:table-cell>
              <table:table-cell office:value-type="float" office:value="0.040112">
                <text:p>0.040112</text:p>
              </table:table-cell>
              <table:table-cell office:value-type="float" office:value="0.079665">
                <text:p>0.079665</text:p>
              </table:table-cell>
              <table:table-cell office:value-type="float" office:value="0.158907">
                <text:p>0.158907</text:p>
              </table:table-cell>
              <table:table-cell office:value-type="float" office:value="0.317728">
                <text:p>0.3177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8304">
                <text:p>0.028304</text:p>
              </table:table-cell>
              <table:table-cell office:value-type="float" office:value="0.044161">
                <text:p>0.044161</text:p>
              </table:table-cell>
              <table:table-cell office:value-type="float" office:value="0.111684">
                <text:p>0.111684</text:p>
              </table:table-cell>
              <table:table-cell office:value-type="float" office:value="0.222033">
                <text:p>0.222033</text:p>
              </table:table-cell>
              <table:table-cell office:value-type="float" office:value="0.454646">
                <text:p>0.4546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8615">
                <text:p>0.048615</text:p>
              </table:table-cell>
              <table:table-cell office:value-type="float" office:value="0.07229">
                <text:p>0.07229</text:p>
              </table:table-cell>
              <table:table-cell office:value-type="float" office:value="0.191108">
                <text:p>0.191108</text:p>
              </table:table-cell>
              <table:table-cell office:value-type="float" office:value="0.380997">
                <text:p>0.380997</text:p>
              </table:table-cell>
              <table:table-cell office:value-type="float" office:value="0.768157">
                <text:p>0.7681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7325">
                <text:p>0.067325</text:p>
              </table:table-cell>
              <table:table-cell office:value-type="float" office:value="0.133255">
                <text:p>0.133255</text:p>
              </table:table-cell>
              <table:table-cell office:value-type="float" office:value="0.264661">
                <text:p>0.264661</text:p>
              </table:table-cell>
              <table:table-cell office:value-type="float" office:value="0.4555">
                <text:p>0.4555</text:p>
              </table:table-cell>
              <table:table-cell office:value-type="float" office:value="0.809417">
                <text:p>0.8094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5715">
                <text:p>0.085715</text:p>
              </table:table-cell>
              <table:table-cell office:value-type="float" office:value="0.186051">
                <text:p>0.186051</text:p>
              </table:table-cell>
              <table:table-cell office:value-type="float" office:value="0.331193">
                <text:p>0.331193</text:p>
              </table:table-cell>
              <table:table-cell office:value-type="float" office:value="0.609725">
                <text:p>0.609725</text:p>
              </table:table-cell>
              <table:table-cell office:value-type="float" office:value="1.16395">
                <text:p>1.163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3263">
                <text:p>0.093263</text:p>
              </table:table-cell>
              <table:table-cell office:value-type="float" office:value="0.257531">
                <text:p>0.257531</text:p>
              </table:table-cell>
              <table:table-cell office:value-type="float" office:value="0.454709">
                <text:p>0.454709</text:p>
              </table:table-cell>
              <table:table-cell office:value-type="float" office:value="0.967284">
                <text:p>0.967284</text:p>
              </table:table-cell>
              <table:table-cell office:value-type="float" office:value="1.89021">
                <text:p>1.890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6086">
                <text:p>0.136086</text:p>
              </table:table-cell>
              <table:table-cell office:value-type="float" office:value="0.301682">
                <text:p>0.301682</text:p>
              </table:table-cell>
              <table:table-cell office:value-type="float" office:value="0.622603">
                <text:p>0.622603</text:p>
              </table:table-cell>
              <table:table-cell office:value-type="float" office:value="1.15612">
                <text:p>1.15612</text:p>
              </table:table-cell>
              <table:table-cell office:value-type="float" office:value="2.20837">
                <text:p>2.208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9403">
                <text:p>0.199403</text:p>
              </table:table-cell>
              <table:table-cell office:value-type="float" office:value="0.392006">
                <text:p>0.392006</text:p>
              </table:table-cell>
              <table:table-cell office:value-type="float" office:value="0.749645">
                <text:p>0.749645</text:p>
              </table:table-cell>
              <table:table-cell office:value-type="float" office:value="1.42856">
                <text:p>1.42856</text:p>
              </table:table-cell>
              <table:table-cell office:value-type="float" office:value="2.77675">
                <text:p>2.776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9035">
                <text:p>0.259035</text:p>
              </table:table-cell>
              <table:table-cell office:value-type="float" office:value="0.477706">
                <text:p>0.477706</text:p>
              </table:table-cell>
              <table:table-cell office:value-type="float" office:value="0.905244">
                <text:p>0.905244</text:p>
              </table:table-cell>
              <table:table-cell office:value-type="float" office:value="1.7113">
                <text:p>1.7113</text:p>
              </table:table-cell>
              <table:table-cell office:value-type="float" office:value="3.40596">
                <text:p>3.405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589806">
                <text:p>0.589806</text:p>
              </table:table-cell>
              <table:table-cell office:value-type="float" office:value="1.05023">
                <text:p>1.05023</text:p>
              </table:table-cell>
              <table:table-cell office:value-type="float" office:value="1.97238">
                <text:p>1.97238</text:p>
              </table:table-cell>
              <table:table-cell office:value-type="float" office:value="4.08693">
                <text:p>4.086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315">
                <text:p>1.26315</text:p>
              </table:table-cell>
              <table:table-cell office:value-type="float" office:value="2.311">
                <text:p>2.311</text:p>
              </table:table-cell>
              <table:table-cell office:value-type="float" office:value="4.48159">
                <text:p>4.481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7416">
                <text:p>2.77416</text:p>
              </table:table-cell>
              <table:table-cell office:value-type="float" office:value="5.12299">
                <text:p>5.122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0988">
                <text:p>6.009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454cm" style:legend-expansion="high" chart:style-name="ch2"/>
        <chart:plot-area chart:style-name="ch3" table:cell-range-address="Sheet1.F1:Sheet1.I27" chart:data-source-has-labels="row" svg:x="0.32cm" svg:y="0.18cm" svg:width="12.726cm" svg:height="8.64cm">
          <chartooo:coordinate-region svg:x="1.127cm" svg:y="0.379cm" svg:width="11.91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27" chart:label-cell-address="Sheet1.F1:Sheet1.F1" chart:class="chart:bar">
            <chart:data-point chart:repeated="26"/>
          </chart:series>
          <chart:series chart:style-name="ch8" chart:values-cell-range-address="Sheet1.G2:Sheet1.G27" chart:label-cell-address="Sheet1.G1:Sheet1.G1" chart:class="chart:bar">
            <chart:data-point chart:repeated="26"/>
          </chart:series>
          <chart:series chart:style-name="ch9" chart:values-cell-range-address="Sheet1.H2:Sheet1.H27" chart:label-cell-address="Sheet1.H1:Sheet1.H1" chart:class="chart:bar">
            <chart:data-point chart:repeated="26"/>
          </chart:series>
          <chart:series chart:style-name="ch10" chart:values-cell-range-address="Sheet1.I2:Sheet1.I27" chart:label-cell-address="Sheet1.I1:Sheet1.I1" chart:class="chart:bar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BITS: 25</text:p>
                <draw:g>
                  <svg:desc>Sheet1.F1:Sheet1.F1</svg:desc>
                </draw:g>
              </table:table-cell>
              <table:table-cell office:value-type="string">
                <text:p>QUBITS: 26</text:p>
                <draw:g>
                  <svg:desc>Sheet1.G1:Sheet1.G1</svg:desc>
                </draw:g>
              </table:table-cell>
              <table:table-cell office:value-type="string">
                <text:p>QUBITS: 27</text:p>
                <draw:g>
                  <svg:desc>Sheet1.H1:Sheet1.H1</svg:desc>
                </draw:g>
              </table:table-cell>
              <table:table-cell office:value-type="string">
                <text:p>QUBITS: 28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6281">
                <text:p>0.286281</text:p>
                <draw:g>
                  <svg:desc>Sheet1.F2:Sheet1.F27</svg:desc>
                </draw:g>
              </table:table-cell>
              <table:table-cell office:value-type="float" office:value="0.533101">
                <text:p>0.533101</text:p>
                <draw:g>
                  <svg:desc>Sheet1.G2:Sheet1.G27</svg:desc>
                </draw:g>
              </table:table-cell>
              <table:table-cell office:value-type="float" office:value="1.06869">
                <text:p>1.06869</text:p>
                <draw:g>
                  <svg:desc>Sheet1.H2:Sheet1.H27</svg:desc>
                </draw:g>
              </table:table-cell>
              <table:table-cell office:value-type="float" office:value="2.13668">
                <text:p>2.13668</text:p>
                <draw:g>
                  <svg:desc>Sheet1.I2:Sheet1.I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7049">
                <text:p>0.217049</text:p>
              </table:table-cell>
              <table:table-cell office:value-type="float" office:value="0.433012">
                <text:p>0.433012</text:p>
              </table:table-cell>
              <table:table-cell office:value-type="float" office:value="0.865291">
                <text:p>0.865291</text:p>
              </table:table-cell>
              <table:table-cell office:value-type="float" office:value="1.72893">
                <text:p>1.72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786">
                <text:p>0.20786</text:p>
              </table:table-cell>
              <table:table-cell office:value-type="float" office:value="0.414845">
                <text:p>0.414845</text:p>
              </table:table-cell>
              <table:table-cell office:value-type="float" office:value="0.82948">
                <text:p>0.82948</text:p>
              </table:table-cell>
              <table:table-cell office:value-type="float" office:value="1.65708">
                <text:p>1.65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9387">
                <text:p>0.219387</text:p>
              </table:table-cell>
              <table:table-cell office:value-type="float" office:value="0.438384">
                <text:p>0.438384</text:p>
              </table:table-cell>
              <table:table-cell office:value-type="float" office:value="0.876175">
                <text:p>0.876175</text:p>
              </table:table-cell>
              <table:table-cell office:value-type="float" office:value="1.75029">
                <text:p>1.75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9297">
                <text:p>0.239297</text:p>
              </table:table-cell>
              <table:table-cell office:value-type="float" office:value="0.477985">
                <text:p>0.477985</text:p>
              </table:table-cell>
              <table:table-cell office:value-type="float" office:value="0.965072">
                <text:p>0.965072</text:p>
              </table:table-cell>
              <table:table-cell office:value-type="float" office:value="1.91034">
                <text:p>1.91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4852">
                <text:p>0.264852</text:p>
              </table:table-cell>
              <table:table-cell office:value-type="float" office:value="0.529168">
                <text:p>0.529168</text:p>
              </table:table-cell>
              <table:table-cell office:value-type="float" office:value="1.06264">
                <text:p>1.06264</text:p>
              </table:table-cell>
              <table:table-cell office:value-type="float" office:value="2.11438">
                <text:p>2.11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4289">
                <text:p>0.294289</text:p>
              </table:table-cell>
              <table:table-cell office:value-type="float" office:value="0.587945">
                <text:p>0.587945</text:p>
              </table:table-cell>
              <table:table-cell office:value-type="float" office:value="1.17664">
                <text:p>1.17664</text:p>
              </table:table-cell>
              <table:table-cell office:value-type="float" office:value="2.34778">
                <text:p>2.34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9192">
                <text:p>0.329192</text:p>
              </table:table-cell>
              <table:table-cell office:value-type="float" office:value="0.657979">
                <text:p>0.657979</text:p>
              </table:table-cell>
              <table:table-cell office:value-type="float" office:value="1.31583">
                <text:p>1.31583</text:p>
              </table:table-cell>
              <table:table-cell office:value-type="float" office:value="2.63192">
                <text:p>2.63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4108">
                <text:p>0.374108</text:p>
              </table:table-cell>
              <table:table-cell office:value-type="float" office:value="0.747456">
                <text:p>0.747456</text:p>
              </table:table-cell>
              <table:table-cell office:value-type="float" office:value="1.49711">
                <text:p>1.49711</text:p>
              </table:table-cell>
              <table:table-cell office:value-type="float" office:value="2.99402">
                <text:p>2.994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7741">
                <text:p>0.537741</text:p>
              </table:table-cell>
              <table:table-cell office:value-type="float" office:value="1.07994">
                <text:p>1.07994</text:p>
              </table:table-cell>
              <table:table-cell office:value-type="float" office:value="1.70641">
                <text:p>1.70641</text:p>
              </table:table-cell>
              <table:table-cell office:value-type="float" office:value="3.41243">
                <text:p>3.41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6668">
                <text:p>0.656668</text:p>
              </table:table-cell>
              <table:table-cell office:value-type="float" office:value="1.31314">
                <text:p>1.31314</text:p>
              </table:table-cell>
              <table:table-cell office:value-type="float" office:value="1.9648">
                <text:p>1.9648</text:p>
              </table:table-cell>
              <table:table-cell office:value-type="float" office:value="3.89002">
                <text:p>3.89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5509">
                <text:p>0.635509</text:p>
              </table:table-cell>
              <table:table-cell office:value-type="float" office:value="1.26885">
                <text:p>1.26885</text:p>
              </table:table-cell>
              <table:table-cell office:value-type="float" office:value="2.23105">
                <text:p>2.23105</text:p>
              </table:table-cell>
              <table:table-cell office:value-type="float" office:value="4.40581">
                <text:p>4.405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86346">
                <text:p>0.886346</text:p>
              </table:table-cell>
              <table:table-cell office:value-type="float" office:value="1.81614">
                <text:p>1.81614</text:p>
              </table:table-cell>
              <table:table-cell office:value-type="float" office:value="2.50782">
                <text:p>2.50782</text:p>
              </table:table-cell>
              <table:table-cell office:value-type="float" office:value="6.91266">
                <text:p>6.912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2256">
                <text:p>1.52256</text:p>
              </table:table-cell>
              <table:table-cell office:value-type="float" office:value="3.06479">
                <text:p>3.06479</text:p>
              </table:table-cell>
              <table:table-cell office:value-type="float" office:value="5.01806">
                <text:p>5.01806</text:p>
              </table:table-cell>
              <table:table-cell office:value-type="float" office:value="12.017">
                <text:p>12.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1142">
                <text:p>1.81142</text:p>
              </table:table-cell>
              <table:table-cell office:value-type="float" office:value="3.23644">
                <text:p>3.23644</text:p>
              </table:table-cell>
              <table:table-cell office:value-type="float" office:value="6.61321">
                <text:p>6.61321</text:p>
              </table:table-cell>
              <table:table-cell office:value-type="float" office:value="13.811">
                <text:p>13.8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2229">
                <text:p>2.42229</text:p>
              </table:table-cell>
              <table:table-cell office:value-type="float" office:value="4.63924">
                <text:p>4.63924</text:p>
              </table:table-cell>
              <table:table-cell office:value-type="float" office:value="8.99776">
                <text:p>8.99776</text:p>
              </table:table-cell>
              <table:table-cell office:value-type="float" office:value="18.7951">
                <text:p>18.7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64125">
                <text:p>3.64125</text:p>
              </table:table-cell>
              <table:table-cell office:value-type="float" office:value="6.81525">
                <text:p>6.81525</text:p>
              </table:table-cell>
              <table:table-cell office:value-type="float" office:value="10.6373">
                <text:p>10.6373</text:p>
              </table:table-cell>
              <table:table-cell office:value-type="float" office:value="21.8953">
                <text:p>21.89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584">
                <text:p>4.5584</text:p>
              </table:table-cell>
              <table:table-cell office:value-type="float" office:value="8.92016">
                <text:p>8.92016</text:p>
              </table:table-cell>
              <table:table-cell office:value-type="float" office:value="14.0666">
                <text:p>14.0666</text:p>
              </table:table-cell>
              <table:table-cell office:value-type="float" office:value="31.9221">
                <text:p>31.92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40649">
                <text:p>5.40649</text:p>
              </table:table-cell>
              <table:table-cell office:value-type="float" office:value="11.0053">
                <text:p>11.0053</text:p>
              </table:table-cell>
              <table:table-cell office:value-type="float" office:value="18.738">
                <text:p>18.738</text:p>
              </table:table-cell>
              <table:table-cell office:value-type="float" office:value="39.7784">
                <text:p>39.77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34161">
                <text:p>6.34161</text:p>
              </table:table-cell>
              <table:table-cell office:value-type="float" office:value="13.0943">
                <text:p>13.0943</text:p>
              </table:table-cell>
              <table:table-cell office:value-type="float" office:value="23.7937">
                <text:p>23.7937</text:p>
              </table:table-cell>
              <table:table-cell office:value-type="float" office:value="47.676">
                <text:p>47.6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30305">
                <text:p>7.30305</text:p>
              </table:table-cell>
              <table:table-cell office:value-type="float" office:value="15.1813">
                <text:p>15.1813</text:p>
              </table:table-cell>
              <table:table-cell office:value-type="float" office:value="27.334">
                <text:p>27.334</text:p>
              </table:table-cell>
              <table:table-cell office:value-type="float" office:value="55.6434">
                <text:p>55.64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47856">
                <text:p>8.47856</text:p>
              </table:table-cell>
              <table:table-cell office:value-type="float" office:value="17.561">
                <text:p>17.561</text:p>
              </table:table-cell>
              <table:table-cell office:value-type="float" office:value="31.6112">
                <text:p>31.6112</text:p>
              </table:table-cell>
              <table:table-cell office:value-type="float" office:value="63.2097">
                <text:p>63.20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70158">
                <text:p>9.70158</text:p>
              </table:table-cell>
              <table:table-cell office:value-type="float" office:value="19.0734">
                <text:p>19.0734</text:p>
              </table:table-cell>
              <table:table-cell office:value-type="float" office:value="36.2262">
                <text:p>36.2262</text:p>
              </table:table-cell>
              <table:table-cell office:value-type="float" office:value="70.9181">
                <text:p>70.91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1363">
                <text:p>11.1363</text:p>
              </table:table-cell>
              <table:table-cell office:value-type="float" office:value="21.3503">
                <text:p>21.3503</text:p>
              </table:table-cell>
              <table:table-cell office:value-type="float" office:value="41.6093">
                <text:p>41.6093</text:p>
              </table:table-cell>
              <table:table-cell office:value-type="float" office:value="78.2942">
                <text:p>78.29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0302">
                <text:p>13.0302</text:p>
              </table:table-cell>
              <table:table-cell office:value-type="float" office:value="24.3122">
                <text:p>24.3122</text:p>
              </table:table-cell>
              <table:table-cell office:value-type="float" office:value="47.0985">
                <text:p>47.0985</text:p>
              </table:table-cell>
              <table:table-cell office:value-type="float" office:value="86.8281">
                <text:p>86.82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8.0444">
                <text:p>28.0444</text:p>
              </table:table-cell>
              <table:table-cell office:value-type="float" office:value="52.7918">
                <text:p>52.7918</text:p>
              </table:table-cell>
              <table:table-cell office:value-type="float" office:value="96.2468">
                <text:p>96.24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